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Glossario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Glossario.A" style:family="table-column">
      <style:table-column-properties style:column-width="4.249cm" style:rel-column-width="16383*"/>
    </style:style>
    <style:style style:name="Glossario.D" style:family="table-column">
      <style:table-column-properties style:column-width="4.251cm" style:rel-column-width="16386*"/>
    </style:style>
    <style:style style:name="Glossario.A1" style:family="table-cell">
      <style:table-cell-properties fo:background-color="transparent" fo:padding="0.101cm" fo:border-left="none" fo:border-right="none" fo:border-top="0.75pt solid #000000" fo:border-bottom="0.75pt solid #000000" style:writing-mode="page">
        <style:background-image/>
      </style:table-cell-properties>
    </style:style>
    <style:style style:name="Glossario.2" style:family="table-row">
      <style:table-row-properties fo:background-color="transparent">
        <style:background-image/>
      </style:table-row-properties>
    </style:style>
    <style:style style:name="Glossario.A2" style:family="table-cell">
      <style:table-cell-properties fo:background-color="transparent" fo:padding="0.101cm" fo:border="none" style:writing-mode="page">
        <style:background-image/>
      </style:table-cell-properties>
    </style:style>
    <style:style style:name="Glossario.C3" style:family="table-cell" style:data-style-name="N10000">
      <style:table-cell-properties fo:background-color="transparent" fo:padding="0.101cm" fo:border="none" style:writing-mode="page">
        <style:background-image/>
      </style:table-cell-properties>
    </style:style>
    <style:style style:name="Glossario.11" style:family="table-row">
      <style:table-row-properties fo:keep-together="auto"/>
    </style:style>
    <style:style style:name="Glossario.A12" style:family="table-cell">
      <style:table-cell-properties fo:background-color="transparent" fo:padding="0.101cm" fo:border-left="none" fo:border-right="none" fo:border-top="none" fo:border-bottom="0.75pt solid #000000" style:writing-mode="page">
        <style:background-image/>
      </style:table-cell-properties>
    </style:style>
    <style:style style:name="Glossario.B12" style:family="table-cell">
      <style:table-cell-properties fo:background-color="transparent" fo:padding="0.101cm" fo:border-left="none" fo:border-right="none" fo:border-top="none" fo:border-bottom="0.75pt solid #000000" style:writing-mode="page">
        <style:background-image/>
      </style:table-cell-properties>
    </style:style>
    <style:style style:name="Glossario.C12" style:family="table-cell">
      <style:table-cell-properties fo:background-color="transparent" fo:padding="0.101cm" fo:border-left="none" fo:border-right="none" fo:border-top="none" fo:border-bottom="0.75pt solid #000000" style:writing-mode="page">
        <style:background-image/>
      </style:table-cell-properties>
    </style:style>
    <style:style style:name="Glossario.D12" style:family="table-cell">
      <style:table-cell-properties fo:background-color="transparent" fo:padding="0.101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b1114" officeooo:paragraph-rsid="000b1114"/>
    </style:style>
    <style:style style:name="P2" style:family="paragraph" style:parent-style-name="Standard">
      <style:text-properties fo:font-size="11pt" officeooo:rsid="000b1114" officeooo:paragraph-rsid="000b1114" style:font-size-asian="11pt" style:font-size-complex="11pt"/>
    </style:style>
    <style:style style:name="P3" style:family="paragraph" style:parent-style-name="Standard">
      <style:text-properties fo:font-size="11pt" officeooo:rsid="001013fa" officeooo:paragraph-rsid="0010e5fd" style:font-size-asian="11pt" style:font-size-complex="11pt"/>
    </style:style>
    <style:style style:name="P4" style:family="paragraph" style:parent-style-name="Standard">
      <style:text-properties fo:font-size="11pt" officeooo:rsid="001013fa" officeooo:paragraph-rsid="001013fa" style:font-size-asian="11pt" style:font-size-complex="11pt"/>
    </style:style>
    <style:style style:name="P5" style:family="paragraph" style:parent-style-name="Standard">
      <style:paragraph-properties fo:break-before="page"/>
      <style:text-properties fo:font-size="11pt" officeooo:rsid="001013fa" officeooo:paragraph-rsid="001013fa" style:font-size-asian="11pt" style:font-size-complex="11pt"/>
    </style:style>
    <style:style style:name="P6" style:family="paragraph" style:parent-style-name="Standard">
      <style:text-properties fo:font-size="11pt" officeooo:rsid="0010e5fd" officeooo:paragraph-rsid="0010e5fd" style:font-size-asian="11pt" style:font-size-complex="11pt"/>
    </style:style>
    <style:style style:name="P7" style:family="paragraph" style:parent-style-name="Standard">
      <style:text-properties fo:font-size="11pt" officeooo:rsid="0010e5fd" officeooo:paragraph-rsid="00142131" style:font-size-asian="11pt" style:font-size-complex="11pt"/>
    </style:style>
    <style:style style:name="P8" style:family="paragraph" style:parent-style-name="Standard">
      <style:text-properties fo:font-size="11pt" officeooo:rsid="00127ccb" officeooo:paragraph-rsid="00127ccb" style:font-size-asian="11pt" style:font-size-complex="11pt"/>
    </style:style>
    <style:style style:name="P9" style:family="paragraph" style:parent-style-name="Standard">
      <style:text-properties fo:font-size="11pt" officeooo:rsid="00142131" officeooo:paragraph-rsid="00142131" style:font-size-asian="11pt" style:font-size-complex="11pt"/>
    </style:style>
    <style:style style:name="P10" style:family="paragraph" style:parent-style-name="Standard">
      <style:text-properties fo:font-size="11pt" officeooo:rsid="002c0c7b" officeooo:paragraph-rsid="002c0c7b" style:font-size-asian="11pt" style:font-size-complex="11pt"/>
    </style:style>
    <style:style style:name="P11" style:family="paragraph" style:parent-style-name="Standard">
      <style:text-properties fo:font-size="11pt" officeooo:rsid="002d0740" officeooo:paragraph-rsid="002d0740" style:font-size-asian="11pt" style:font-size-complex="11pt"/>
    </style:style>
    <style:style style:name="P12" style:family="paragraph" style:parent-style-name="Standard">
      <style:text-properties fo:font-size="11pt" officeooo:rsid="002e716a" officeooo:paragraph-rsid="002e716a" style:font-size-asian="11pt" style:font-size-complex="11pt"/>
    </style:style>
    <style:style style:name="P13" style:family="paragraph" style:parent-style-name="Standard">
      <style:text-properties fo:font-size="11pt" style:text-underline-style="none" officeooo:rsid="00127ccb" officeooo:paragraph-rsid="00127ccb" style:font-size-asian="11pt" style:font-size-complex="11pt"/>
    </style:style>
    <style:style style:name="P14" style:family="paragraph" style:parent-style-name="Standard">
      <style:text-properties fo:font-size="11pt" style:text-underline-style="none" officeooo:rsid="00127ccb" officeooo:paragraph-rsid="00142131" style:font-size-asian="11pt" style:font-size-complex="11pt"/>
    </style:style>
    <style:style style:name="P15" style:family="paragraph" style:parent-style-name="Standard">
      <style:text-properties fo:font-size="11pt" style:text-underline-style="none" officeooo:rsid="001013fa" officeooo:paragraph-rsid="001013fa" style:font-size-asian="11pt" style:font-size-complex="11pt"/>
    </style:style>
    <style:style style:name="P16" style:family="paragraph" style:parent-style-name="Standard">
      <style:text-properties fo:font-size="11pt" style:text-underline-style="none" officeooo:rsid="0010e5fd" officeooo:paragraph-rsid="0010e5fd" style:font-size-asian="11pt" style:font-size-complex="11pt"/>
    </style:style>
    <style:style style:name="P17" style:family="paragraph" style:parent-style-name="Standard">
      <style:text-properties fo:font-size="11pt" style:text-underline-style="none" officeooo:rsid="0010e5fd" officeooo:paragraph-rsid="00142131" style:font-size-asian="11pt" style:font-size-complex="11pt"/>
    </style:style>
    <style:style style:name="P18" style:family="paragraph" style:parent-style-name="Standard">
      <style:text-properties fo:font-size="11pt" style:text-underline-style="none" officeooo:rsid="00142131" officeooo:paragraph-rsid="00142131" style:font-size-asian="11pt" style:font-size-complex="11pt"/>
    </style:style>
    <style:style style:name="P19" style:family="paragraph" style:parent-style-name="Standard">
      <style:text-properties fo:font-size="11pt" style:text-underline-style="none" officeooo:rsid="002d0740" officeooo:paragraph-rsid="002d0740" style:font-size-asian="11pt" style:font-size-complex="11pt"/>
    </style:style>
    <style:style style:name="P20" style:family="paragraph" style:parent-style-name="Standard">
      <style:text-properties fo:font-size="11pt" style:text-underline-style="none" fo:font-weight="bold" officeooo:rsid="0015dc0a" officeooo:paragraph-rsid="0015dc0a" style:font-size-asian="11pt" style:font-weight-asian="bold" style:font-size-complex="11pt" style:font-weight-complex="bold"/>
    </style:style>
    <style:style style:name="P21" style:family="paragraph" style:parent-style-name="Standard">
      <style:text-properties fo:font-size="11pt" style:text-underline-style="none" fo:font-weight="normal" officeooo:rsid="00164a47" officeooo:paragraph-rsid="00164a47" style:font-size-asian="11pt" style:font-weight-asian="normal" style:font-size-complex="11pt" style:font-weight-complex="normal"/>
    </style:style>
    <style:style style:name="P22" style:family="paragraph" style:parent-style-name="Standard">
      <style:text-properties fo:font-size="11pt" style:text-underline-style="none" fo:font-weight="normal" officeooo:rsid="0017306d" officeooo:paragraph-rsid="0017306d" style:font-size-asian="11pt" style:font-weight-asian="normal" style:font-size-complex="11pt" style:font-weight-complex="normal"/>
    </style:style>
    <style:style style:name="P23" style:family="paragraph" style:parent-style-name="Standard">
      <style:text-properties fo:font-size="11pt" style:text-underline-style="none" fo:font-weight="normal" officeooo:rsid="00258112" officeooo:paragraph-rsid="00258112" style:font-size-asian="11pt" style:font-weight-asian="normal" style:font-size-complex="11pt" style:font-weight-complex="normal"/>
    </style:style>
    <style:style style:name="P24" style:family="paragraph" style:parent-style-name="Standard">
      <style:text-properties fo:font-size="11pt" officeooo:rsid="00164a47" officeooo:paragraph-rsid="00164a47" style:font-size-asian="9.60000038146973pt" style:font-size-complex="11pt"/>
    </style:style>
    <style:style style:name="P25" style:family="paragraph" style:parent-style-name="Standard">
      <style:text-properties fo:font-size="11pt" fo:font-style="normal" style:text-underline-style="none" fo:font-weight="normal" officeooo:rsid="00233806" officeooo:paragraph-rsid="00233806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fo:font-size="11pt" fo:font-style="normal" style:text-underline-style="none" fo:font-weight="normal" officeooo:rsid="00258112" officeooo:paragraph-rsid="00258112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fo:font-size="14pt" officeooo:rsid="000b1114" officeooo:paragraph-rsid="000b1114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bd39f" officeooo:paragraph-rsid="000bd39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bd39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c5a7d" officeooo:paragraph-rsid="000c5a7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dcc71" officeooo:paragraph-rsid="000dcc7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c59e8" officeooo:paragraph-rsid="001c59e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29089b" officeooo:paragraph-rsid="002908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Standard">
      <style:text-properties fo:font-size="12pt" style:text-underline-style="none" fo:font-weight="bold" officeooo:rsid="0015dc0a" officeooo:paragraph-rsid="0015dc0a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12pt" fo:font-weight="bold" officeooo:rsid="0015dc0a" officeooo:paragraph-rsid="0015dc0a" style:font-size-asian="12pt" style:font-weight-asian="bold" style:font-size-complex="12pt" style:font-weight-complex="bold"/>
    </style:style>
    <style:style style:name="P37" style:family="paragraph" style:parent-style-name="Standard">
      <style:text-properties fo:font-size="12pt" fo:font-weight="bold" officeooo:rsid="000b1114" officeooo:paragraph-rsid="000b1114" style:font-size-asian="12pt" style:font-weight-asian="bold" style:font-size-complex="12pt" style:font-weight-complex="bold"/>
    </style:style>
    <style:style style:name="P38" style:family="paragraph" style:parent-style-name="Standard">
      <style:text-properties fo:font-size="11pt" style:text-underline-style="none" officeooo:rsid="002d0740" officeooo:paragraph-rsid="002d0740" style:font-size-asian="11pt" style:font-size-complex="11pt"/>
    </style:style>
    <style:style style:name="P39" style:family="paragraph" style:parent-style-name="Standard">
      <style:text-properties fo:font-size="11pt" style:text-underline-style="none" officeooo:rsid="002e807d" officeooo:paragraph-rsid="0030033a" style:font-size-asian="11pt" style:font-size-complex="11pt"/>
    </style:style>
    <style:style style:name="P40" style:family="paragraph" style:parent-style-name="Standard">
      <style:text-properties fo:font-size="11pt" style:text-underline-style="none" officeooo:rsid="0030033a" officeooo:paragraph-rsid="0030033a" style:font-size-asian="11pt" style:font-size-complex="11pt"/>
    </style:style>
    <style:style style:name="P41" style:family="paragraph" style:parent-style-name="Standard">
      <style:text-properties fo:font-size="11pt" style:text-underline-style="none" officeooo:rsid="00142131" officeooo:paragraph-rsid="00142131" style:font-size-asian="11pt" style:font-size-complex="11pt"/>
    </style:style>
    <style:style style:name="P42" style:family="paragraph" style:parent-style-name="Standard">
      <style:text-properties fo:font-size="11pt" style:text-underline-style="none" officeooo:rsid="0010e5fd" officeooo:paragraph-rsid="0010e5fd" style:font-size-asian="11pt" style:font-size-complex="11pt"/>
    </style:style>
    <style:style style:name="P43" style:family="paragraph" style:parent-style-name="Standard">
      <style:text-properties fo:font-size="11pt" style:text-underline-style="none" officeooo:rsid="0032f189" officeooo:paragraph-rsid="0032f189" style:font-size-asian="11pt" style:font-size-complex="11pt"/>
    </style:style>
    <style:style style:name="P44" style:family="paragraph" style:parent-style-name="Standard" style:list-style-name="L1">
      <style:text-properties fo:font-size="11pt" style:text-underline-style="none" fo:font-weight="normal" officeooo:rsid="0017306d" officeooo:paragraph-rsid="0017306d" style:font-size-asian="11pt" style:font-weight-asian="normal" style:font-size-complex="11pt" style:font-weight-complex="normal"/>
    </style:style>
    <style:style style:name="P45" style:family="paragraph" style:parent-style-name="Standard" style:list-style-name="L1">
      <style:text-properties fo:font-size="11pt" style:text-underline-style="none" fo:font-weight="normal" officeooo:rsid="0018a701" officeooo:paragraph-rsid="0018a701" style:font-size-asian="11pt" style:font-weight-asian="normal" style:font-size-complex="11pt" style:font-weight-complex="normal"/>
    </style:style>
    <style:style style:name="P46" style:family="paragraph" style:parent-style-name="Standard" style:list-style-name="L1">
      <style:text-properties fo:font-size="11pt" style:text-underline-style="none" fo:font-weight="normal" officeooo:rsid="0018a701" officeooo:paragraph-rsid="00258112" style:font-size-asian="11pt" style:font-weight-asian="normal" style:font-size-complex="11pt" style:font-weight-complex="normal"/>
    </style:style>
    <style:style style:name="P47" style:family="paragraph" style:parent-style-name="Standard" style:list-style-name="L1">
      <style:text-properties fo:font-size="11pt" style:text-underline-style="none" fo:font-weight="normal" officeooo:rsid="001a4a26" officeooo:paragraph-rsid="001a4a26" style:font-size-asian="11pt" style:font-weight-asian="normal" style:font-size-complex="11pt" style:font-weight-complex="normal"/>
    </style:style>
    <style:style style:name="P48" style:family="paragraph" style:parent-style-name="Standard" style:list-style-name="L1">
      <style:text-properties fo:font-size="11pt" style:text-underline-style="none" fo:font-weight="normal" officeooo:rsid="001c59e8" officeooo:paragraph-rsid="001c59e8" style:font-size-asian="11pt" style:font-weight-asian="normal" style:font-size-complex="11pt" style:font-weight-complex="normal"/>
    </style:style>
    <style:style style:name="P49" style:family="paragraph" style:parent-style-name="Standard" style:list-style-name="L1">
      <style:text-properties fo:font-size="11pt" style:text-underline-style="none" fo:font-weight="normal" officeooo:rsid="001e610e" officeooo:paragraph-rsid="001e610e" style:font-size-asian="11pt" style:font-weight-asian="normal" style:font-size-complex="11pt" style:font-weight-complex="normal"/>
    </style:style>
    <style:style style:name="P50" style:family="paragraph" style:parent-style-name="Standard" style:list-style-name="L1">
      <style:text-properties fo:font-size="11pt" style:text-underline-style="none" fo:font-weight="normal" officeooo:rsid="001e610e" officeooo:paragraph-rsid="00258112" style:font-size-asian="11pt" style:font-weight-asian="normal" style:font-size-complex="11pt" style:font-weight-complex="normal"/>
    </style:style>
    <style:style style:name="P51" style:family="paragraph" style:parent-style-name="Standard" style:list-style-name="L1">
      <style:text-properties fo:font-size="11pt" style:text-underline-style="none" fo:font-weight="normal" officeooo:rsid="00233806" officeooo:paragraph-rsid="00233806" style:font-size-asian="11pt" style:font-weight-asian="normal" style:font-size-complex="11pt" style:font-weight-complex="normal"/>
    </style:style>
    <style:style style:name="P52" style:family="paragraph" style:parent-style-name="Standard" style:list-style-name="L2">
      <style:text-properties fo:font-size="11pt" style:text-underline-style="none" fo:font-weight="normal" officeooo:rsid="00233806" officeooo:paragraph-rsid="00233806" style:font-size-asian="11pt" style:font-weight-asian="normal" style:font-size-complex="11pt" style:font-weight-complex="normal"/>
    </style:style>
    <style:style style:name="P53" style:family="paragraph" style:parent-style-name="Standard" style:list-style-name="L2">
      <style:text-properties fo:font-size="11pt" style:text-underline-style="none" fo:font-weight="normal" officeooo:rsid="00247c4d" officeooo:paragraph-rsid="00247c4d" style:font-size-asian="11pt" style:font-weight-asian="normal" style:font-size-complex="11pt" style:font-weight-complex="normal"/>
    </style:style>
    <style:style style:name="P54" style:family="paragraph" style:parent-style-name="Standard">
      <style:text-properties fo:font-size="11pt" officeooo:rsid="0010e5fd" officeooo:paragraph-rsid="0010e5fd" style:font-size-asian="11pt" style:font-size-complex="11pt"/>
    </style:style>
    <style:style style:name="P55" style:family="paragraph" style:parent-style-name="Standard">
      <style:text-properties fo:font-size="11pt" officeooo:rsid="0032f189" officeooo:paragraph-rsid="0032f189" style:font-size-asian="11pt" style:font-size-complex="11pt"/>
    </style:style>
    <style:style style:name="T1" style:family="text">
      <style:text-properties officeooo:rsid="000c5a7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0e5fd"/>
    </style:style>
    <style:style style:name="T4" style:family="text">
      <style:text-properties style:text-underline-style="none" officeooo:rsid="00233806"/>
    </style:style>
    <style:style style:name="T5" style:family="text">
      <style:text-properties style:text-underline-style="none" officeooo:rsid="00127ccb"/>
    </style:style>
    <style:style style:name="T6" style:family="text">
      <style:text-properties style:text-underline-style="none" officeooo:rsid="002d0740"/>
    </style:style>
    <style:style style:name="T7" style:family="text">
      <style:text-properties style:text-underline-style="none" officeooo:rsid="002e716a"/>
    </style:style>
    <style:style style:name="T8" style:family="text">
      <style:text-properties style:text-underline-style="none" officeooo:rsid="0031580a"/>
    </style:style>
    <style:style style:name="T9" style:family="text">
      <style:text-properties style:text-underline-style="none" officeooo:rsid="0032f189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e610e" style:font-style-asian="italic" style:font-style-complex="italic"/>
    </style:style>
    <style:style style:name="T12" style:family="text">
      <style:text-properties fo:font-style="italic" officeooo:rsid="001a4a26" style:font-style-asian="italic" style:font-style-complex="italic"/>
    </style:style>
    <style:style style:name="T13" style:family="text">
      <style:text-properties fo:font-style="italic" officeooo:rsid="001c59e8" style:font-style-asian="italic" style:font-style-complex="italic"/>
    </style:style>
    <style:style style:name="T14" style:family="text">
      <style:text-properties fo:font-style="italic" officeooo:rsid="00258112" style:font-style-asian="italic" style:font-style-complex="italic"/>
    </style:style>
    <style:style style:name="T15" style:family="text">
      <style:text-properties fo:font-style="italic" officeooo:rsid="0026d3fe" style:font-style-asian="italic" style:font-style-complex="italic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fo:font-style="italic" style:text-underline-style="none" officeooo:rsid="0010e5fd" style:font-style-asian="italic" style:font-style-complex="italic"/>
    </style:style>
    <style:style style:name="T18" style:family="text">
      <style:text-properties fo:font-style="italic" style:text-underline-style="none" officeooo:rsid="002e716a" style:font-style-asian="italic" style:font-style-complex="italic"/>
    </style:style>
    <style:style style:name="T1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18a701" style:font-style-asian="normal" style:font-style-complex="normal"/>
    </style:style>
    <style:style style:name="T24" style:family="text">
      <style:text-properties fo:font-style="normal" officeooo:rsid="00199676" style:font-style-asian="normal" style:font-style-complex="normal"/>
    </style:style>
    <style:style style:name="T25" style:family="text">
      <style:text-properties fo:font-style="normal" officeooo:rsid="001a4a26" style:font-style-asian="normal" style:font-style-complex="normal"/>
    </style:style>
    <style:style style:name="T26" style:family="text">
      <style:text-properties fo:font-style="normal" officeooo:rsid="001c59e8" style:font-style-asian="normal" style:font-style-complex="normal"/>
    </style:style>
    <style:style style:name="T27" style:family="text">
      <style:text-properties fo:font-style="normal" officeooo:rsid="001e610e" style:font-style-asian="normal" style:font-style-complex="normal"/>
    </style:style>
    <style:style style:name="T28" style:family="text">
      <style:text-properties fo:font-style="normal" officeooo:rsid="002190f6" style:font-style-asian="normal" style:font-style-complex="normal"/>
    </style:style>
    <style:style style:name="T29" style:family="text">
      <style:text-properties fo:font-style="normal" officeooo:rsid="00233806" style:font-style-asian="normal" style:font-style-complex="normal"/>
    </style:style>
    <style:style style:name="T30" style:family="text">
      <style:text-properties fo:font-style="normal" officeooo:rsid="00258112" style:font-style-asian="normal" style:font-style-complex="normal"/>
    </style:style>
    <style:style style:name="T31" style:family="text">
      <style:text-properties fo:font-style="normal" officeooo:rsid="0026d3fe" style:font-style-asian="normal" style:font-style-complex="normal"/>
    </style:style>
    <style:style style:name="T3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3" style:family="text">
      <style:text-properties fo:font-style="normal" style:text-underline-style="solid" style:text-underline-width="auto" style:text-underline-color="font-color" officeooo:rsid="001e610e" style:font-style-asian="normal" style:font-style-complex="normal"/>
    </style:style>
    <style:style style:name="T3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5" style:family="text">
      <style:text-properties officeooo:rsid="001aac19"/>
    </style:style>
    <style:style style:name="T36" style:family="text">
      <style:text-properties officeooo:rsid="00258112"/>
    </style:style>
    <style:style style:name="T37" style:family="text">
      <style:text-properties style:use-window-font-color="true" loext:opacity="0%" fo:font-style="normal" officeooo:rsid="001c59e8" fo:background-color="#ffff00" loext:char-shading-value="0" style:font-style-asian="normal" style:font-style-complex="normal"/>
    </style:style>
    <style:style style:name="T38" style:family="text">
      <style:text-properties officeooo:rsid="0028da38"/>
    </style:style>
    <style:style style:name="T39" style:family="text">
      <style:text-properties officeooo:rsid="0029531f"/>
    </style:style>
    <style:style style:name="T40" style:family="text">
      <style:text-properties officeooo:rsid="002a0cc5"/>
    </style:style>
    <style:style style:name="T41" style:family="text">
      <style:text-properties officeooo:rsid="002fc1ae"/>
    </style:style>
    <style:style style:name="T42" style:family="text">
      <style:text-properties officeooo:rsid="0030033a"/>
    </style:style>
    <style:style style:name="T43" style:family="text">
      <style:text-properties officeooo:rsid="0031580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39">PROGETTAZIONE</text:span><text:span text:style-name="T35"> BASE DI DATI</text:span></text:p>
      <text:p text:style-name="P1"/>
      <text:p text:style-name="P24">Si vuole realizzare una base di dati di supporto ad un’applicazione web per la <text:span text:style-name="T40">gestione e la </text:span>vendita di fumetti.</text:p>
      <text:p text:style-name="P1"/>
      <text:p text:style-name="P37">Glossario dei termini</text:p>
      <text:p text:style-name="P2"/>
      <table:table table:name="Glossario" table:style-name="Glossario" table:template-name="Academic">
        <table:table-column table:style-name="Glossario.A" table:number-columns-repeated="3"/>
        <table:table-column table:style-name="Glossario.D"/>
        <table:table-row table:style-name="TableLine94717541853696">
          <table:table-cell table:style-name="Glossario.A1" office:value-type="string">
            <text:p text:style-name="P28">Termine</text:p>
          </table:table-cell>
          <table:table-cell table:style-name="Glossario.A1" office:value-type="string">
            <text:p text:style-name="P29">Descrizione</text:p>
          </table:table-cell>
          <table:table-cell table:style-name="Glossario.A1" office:value-type="string">
            <text:p text:style-name="P29">Sinonimi</text:p>
          </table:table-cell>
          <table:table-cell table:style-name="Glossario.A1" office:value-type="string">
            <text:p text:style-name="P29">Collegamenti</text:p>
          </table:table-cell>
        </table:table-row>
        <table:table-row table:style-name="Glossario.2">
          <table:table-cell table:style-name="Glossario.A2" office:value-type="string">
            <text:p text:style-name="P29">Fumetto</text:p>
          </table:table-cell>
          <table:table-cell table:style-name="Glossario.A2" office:value-type="string">
            <text:p text:style-name="P28">Fumetto disponibile o non disponibile all’acquisto</text:p>
          </table:table-cell>
          <table:table-cell table:style-name="Glossario.A2" office:value-type="string">
            <text:p text:style-name="P28">Prodotto, albo</text:p>
          </table:table-cell>
          <table:table-cell table:style-name="Glossario.A2" office:value-type="string">
            <text:p text:style-name="P28">Numero, collezione, sconto, <text:span text:style-name="T1">carrello</text:span></text:p>
          </table:table-cell>
        </table:table-row>
        <table:table-row table:style-name="TableLine94717541947504">
          <table:table-cell table:style-name="Glossario.A2" office:value-type="string">
            <text:p text:style-name="P28">Numero</text:p>
          </table:table-cell>
          <table:table-cell table:style-name="Glossario.A2" office:value-type="string">
            <text:p text:style-name="P28">Numero di uno specifico albo di una serie a fumetti</text:p>
          </table:table-cell>
          <table:table-cell table:style-name="Glossario.C3">
            <text:p text:style-name="P30"/>
          </table:table-cell>
          <table:table-cell table:style-name="Glossario.A2" office:value-type="string">
            <text:p text:style-name="P28">Fumetto</text:p>
          </table:table-cell>
        </table:table-row>
        <table:table-row table:style-name="TableLine94717541948880">
          <table:table-cell table:style-name="Glossario.A2" office:value-type="string">
            <text:p text:style-name="P28">Collezione</text:p>
          </table:table-cell>
          <table:table-cell table:style-name="Glossario.A2" office:value-type="string">
            <text:p text:style-name="P28">Collezione di fumetti, raggruppa tutti i numeri di una serie a fumetti</text:p>
          </table:table-cell>
          <table:table-cell table:style-name="Glossario.C3">
            <text:p text:style-name="P30"/>
          </table:table-cell>
          <table:table-cell table:style-name="Glossario.A2" office:value-type="string">
            <text:p text:style-name="P28">Fumetto, categoria</text:p>
          </table:table-cell>
        </table:table-row>
        <table:table-row table:style-name="TableLine94717541949856">
          <table:table-cell table:style-name="Glossario.A2" office:value-type="string">
            <text:p text:style-name="P28">Categoria</text:p>
          </table:table-cell>
          <table:table-cell table:style-name="Glossario.A2" office:value-type="string">
            <text:p text:style-name="P28">Categoria di un insieme di collezioni, ne specifica il genere letterario</text:p>
          </table:table-cell>
          <table:table-cell table:style-name="Glossario.C3">
            <text:p text:style-name="P30"/>
          </table:table-cell>
          <table:table-cell table:style-name="Glossario.A2" office:value-type="string">
            <text:p text:style-name="P28">Collezione</text:p>
          </table:table-cell>
        </table:table-row>
        <table:table-row table:style-name="TableLine94717541951296">
          <table:table-cell table:style-name="Glossario.A2" office:value-type="string">
            <text:p text:style-name="P28">Sconto</text:p>
          </table:table-cell>
          <table:table-cell table:style-name="Glossario.A2" office:value-type="string">
            <text:p text:style-name="P28">Sconto applicato ai fumetti, ha una data di scadenza</text:p>
          </table:table-cell>
          <table:table-cell table:style-name="Glossario.C3">
            <text:p text:style-name="P30"/>
          </table:table-cell>
          <table:table-cell table:style-name="Glossario.A2" office:value-type="string">
            <text:p text:style-name="P28">Fumetto, percentuale</text:p>
          </table:table-cell>
        </table:table-row>
        <table:table-row table:style-name="TableLine94717541952336">
          <table:table-cell table:style-name="Glossario.A2" office:value-type="string">
            <text:p text:style-name="P28">Percentuale</text:p>
          </table:table-cell>
          <table:table-cell table:style-name="Glossario.A2" office:value-type="string">
            <text:p text:style-name="P28">Percentuale di sconto</text:p>
          </table:table-cell>
          <table:table-cell table:style-name="Glossario.C3">
            <text:p text:style-name="P30"/>
          </table:table-cell>
          <table:table-cell table:style-name="Glossario.A2" office:value-type="string">
            <text:p text:style-name="P28">Sconto</text:p>
          </table:table-cell>
        </table:table-row>
        <table:table-row table:style-name="TableLine94717541953424">
          <table:table-cell table:style-name="Glossario.A2" office:value-type="string">
            <text:p text:style-name="P28">Utente</text:p>
          </table:table-cell>
          <table:table-cell table:style-name="Glossario.A2" office:value-type="string">
            <text:p text:style-name="P28">Utente registrato <text:span text:style-name="T1">all’applicazione; può effettuare acquisti, usare il carrello e gestire liste desideri</text:span></text:p>
          </table:table-cell>
          <table:table-cell table:style-name="Glossario.A2" office:value-type="string">
            <text:p text:style-name="P32">Cliente, acquirente</text:p>
          </table:table-cell>
          <table:table-cell table:style-name="Glossario.A2" office:value-type="string">
            <text:p text:style-name="P31">Ordine, carrello, lista desideri</text:p>
          </table:table-cell>
        </table:table-row>
        <table:table-row table:style-name="TableLine94717541954512">
          <table:table-cell table:style-name="Glossario.A2" office:value-type="string">
            <text:p text:style-name="P28">Amministratore</text:p>
          </table:table-cell>
          <table:table-cell table:style-name="Glossario.A2" office:value-type="string">
            <text:p text:style-name="P31">Amministratore dell’applicazione</text:p>
          </table:table-cell>
          <table:table-cell table:style-name="Glossario.C3">
            <text:p text:style-name="P30"/>
          </table:table-cell>
          <table:table-cell table:style-name="Glossario.C3">
            <text:p text:style-name="P30"/>
          </table:table-cell>
        </table:table-row>
        <table:table-row table:style-name="TableLine94717541955792">
          <table:table-cell table:style-name="Glossario.A2" office:value-type="string">
            <text:p text:style-name="P28">Ordine</text:p>
          </table:table-cell>
          <table:table-cell table:style-name="Glossario.A2" office:value-type="string">
            <text:p text:style-name="P31">Ordine di acquisto effettuato da un utente</text:p>
          </table:table-cell>
          <table:table-cell table:style-name="Glossario.A2" office:value-type="string">
            <text:p text:style-name="P34">Acquisto</text:p>
          </table:table-cell>
          <table:table-cell table:style-name="Glossario.A2" office:value-type="string">
            <text:p text:style-name="P31">Utente</text:p>
          </table:table-cell>
        </table:table-row>
        <table:table-row table:style-name="Glossario.11">
          <table:table-cell table:style-name="Glossario.A2" office:value-type="string">
            <text:p text:style-name="P28">Carrello</text:p>
          </table:table-cell>
          <table:table-cell table:style-name="Glossario.A2" office:value-type="string">
            <text:p text:style-name="P31">Carrello dei prodotti, ogni utente ne possiede uno</text:p>
          </table:table-cell>
          <table:table-cell table:style-name="Glossario.C3">
            <text:p text:style-name="P30"/>
          </table:table-cell>
          <table:table-cell table:style-name="Glossario.A2" office:value-type="string">
            <text:p text:style-name="P31">Fumetto, utente</text:p>
          </table:table-cell>
        </table:table-row>
        <table:table-row table:style-name="TableLine94717541957968">
          <table:table-cell table:style-name="Glossario.A12" office:value-type="string">
            <text:p text:style-name="P28">Lista desideri</text:p>
          </table:table-cell>
          <table:table-cell table:style-name="Glossario.B12" office:value-type="string">
            <text:p text:style-name="P31">Lista dei prodotti “desiderati” da un utente</text:p>
          </table:table-cell>
          <table:table-cell table:style-name="Glossario.C12" office:value-type="string">
            <text:p text:style-name="P33">Lista</text:p>
          </table:table-cell>
          <table:table-cell table:style-name="Glossario.D12" office:value-type="string">
            <text:p text:style-name="P31">Fumetto, utente</text:p>
          </table:table-cell>
        </table:table-row>
      </table:table>
      <text:p text:style-name="P2"/>
      <text:p text:style-name="P36">Rappresentazione dei dati</text:p>
      <text:p text:style-name="P2"/>
      <text:p text:style-name="P4">Per un <text:span text:style-name="T19">fumetto</text:span><text:span text:style-name="T2"> rappresentiamo il </text:span><text:span text:style-name="T16">numero</text:span><text:span text:style-name="T2">, il prezzo unitario, la quantità disponibile, l’immagine di copertina, lo scrittore, il disegnatore, il numero di pagine, il codice univoco ISBN, </text:span><text:span text:style-name="T3">la sua</text:span><text:span text:style-name="T2"> descrizione, </text:span><text:span text:style-name="T3">la data di aggiunta alla base di dati e la data in cui è avvenuta l’ultima modifica.</text:span></text:p>
      <text:p text:style-name="P10"><text:span text:style-name="T5">I</text:span><text:span text:style-name="T2">l numero è univoco per un fumetto all’interno di una collezione.</text:span></text:p>
      <text:p text:style-name="P8"><text:span text:style-name="T3">L</text:span><text:span text:style-name="T2">a quantità è un interno maggiore o uguale a zero, se è pari a zero si intende che il </text:span><text:span text:style-name="T16">fumetto</text:span><text:span text:style-name="T2"> non è disponibile per l’acquisto.</text:span></text:p>
      <text:p text:style-name="P13">Il numero di pagine è un intero maggiore di zero, può essere assente.</text:p>
      <text:p text:style-name="P14">Il codice ISBN è univoco ed è un codice numero di 13 cifre.</text:p>
      <text:p text:style-name="P9"><text:span text:style-name="T2">Ogni </text:span><text:span text:style-name="T16">fumetto</text:span><text:span text:style-name="T2"> deve appartenere ad una </text:span><text:span text:style-name="T16">collezione</text:span><text:span text:style-name="T2">.</text:span></text:p>
      <text:p text:style-name="P5"><text:span text:style-name="T2">Per una </text:span><text:span text:style-name="T19">collezione</text:span><text:span text:style-name="T2"> rappresentiamo il nome, l’immagine, i </text:span><text:span text:style-name="T16">fumetti</text:span><text:span text:style-name="T2"> che ne fanno parte.</text:span></text:p>
      <text:p text:style-name="P11"><text:span text:style-name="T2">Non possono esistere due </text:span><text:span text:style-name="T16">collezioni</text:span><text:span text:style-name="T2"> con lo stesso nome.</text:span></text:p>
      <text:p text:style-name="P15"/>
      <text:p text:style-name="P4"><text:span text:style-name="T2">Per una </text:span><text:span text:style-name="T19">categoria</text:span><text:span text:style-name="T2"> rappresentiamo il nome e</text:span><text:span text:style-name="T6">d una piccola descrizione</text:span><text:span text:style-name="T2">.</text:span></text:p>
      <text:p text:style-name="P11"><text:span text:style-name="T2">Non possono esistere due </text:span><text:span text:style-name="T16">categorie</text:span><text:span text:style-name="T2"> con lo stesso nome.</text:span></text:p>
      <text:p text:style-name="P19"/>
      <text:p text:style-name="P11"><text:span text:style-name="T2">Una </text:span><text:span text:style-name="T16">collezione</text:span><text:span text:style-name="T2"> può essere associata ad una o più </text:span><text:span text:style-name="T16">categorie</text:span><text:span text:style-name="T2">.</text:span></text:p>
      <text:p text:style-name="P15"/>
      <text:p text:style-name="P3"><text:span text:style-name="T2">Per uno </text:span><text:span text:style-name="T19">sconto</text:span><text:span text:style-name="T2"> rappresentiamo </text:span><text:span text:style-name="T3">la </text:span><text:span text:style-name="T17">percentuale</text:span><text:span text:style-name="T3">, la data di scadenza, la data di aggiunta alla base di dati e la data in cui è avvenuta l’ultima modifica.</text:span></text:p>
      <text:p text:style-name="P9"><text:span text:style-name="T3">L</text:span><text:span text:style-name="T2">a </text:span><text:span text:style-name="T16">percentuale</text:span><text:span text:style-name="T2"> è un numero in virgola mobile compreso tra 0 ed 1 (esclusi).</text:span></text:p>
      <text:p text:style-name="P18">La data di scadenza deve indicare una data futura.</text:p>
      <text:p text:style-name="P19">Ogni sconto è identificato dalla <text:span text:style-name="T10">percentuale</text:span> di sconto e dalla data di scadenza.</text:p>
      <text:p text:style-name="P19">Uno <text:span text:style-name="T10">sconto</text:span> può essere associato a più <text:span text:style-name="T10">fumetti</text:span> in modo da fare delle promozioni.</text:p>
      <text:p text:style-name="P16"/>
      <text:p text:style-name="P7"><text:span text:style-name="T2">Per un </text:span><text:span text:style-name="T19">utente</text:span><text:span text:style-name="T2"> rappresentiamo il nome, il cognome, </text:span><text:span text:style-name="T4">la data di nascita,</text:span><text:span text:style-name="T2"> l’indirizzo e-mail, il recapito telefonico, la città ed il paese dove abita, la data di aggiunta alla base di dati e la data in cui è avvenuta l’ultima modifica.</text:span></text:p>
      <text:p text:style-name="P11"><text:span text:style-name="T2">Non possono esistere due </text:span><text:span text:style-name="T20">utenti</text:span><text:span text:style-name="T2"> aventi lo stesso indirizzo email.</text:span></text:p>
      <text:p text:style-name="P11"><text:span text:style-name="T2">Gli attributi nome, cognome, </text:span><text:span text:style-name="T7">data di nascita ed email sono obbligatori; mentre il numero telefonico, la città ed il paese sono facoltativi.</text:span></text:p>
      <text:p text:style-name="P17"/>
      <text:p text:style-name="P7"><text:span text:style-name="T2">Per un </text:span><text:span text:style-name="T19">ordine</text:span><text:span text:style-name="T2"> rappresentiamo l’importo totale e la data di aggiunta alla base di dati. </text:span><text:span text:style-name="T7">Ogni ordine è associato ad un ed un sol </text:span><text:span text:style-name="T18">utente</text:span><text:span text:style-name="T7">.</text:span></text:p>
      <text:p text:style-name="P12"><text:span text:style-name="T2">Un ordine è identificato dalla data di creazione e dall’</text:span><text:span text:style-name="T16">utente</text:span><text:span text:style-name="T2"> a cui è associato.</text:span></text:p>
      <text:p text:style-name="P18">L’importo totale è un intero maggiore <text:span text:style-name="T38">o uguale a</text:span> zero.</text:p>
      <text:p text:style-name="P18"/>
      <text:p text:style-name="P39"><text:span text:style-name="T42">Ogni linea d’ordine è associata ad un ed un sol ordine (di cui fa parte) ed ad un ed un sol fumetto (che rappresenta l’albo che è stato acquistato), queste due associazione identificano una linea d’ordine.</text:span></text:p>
      <text:p text:style-name="P39">Per una linea d’ordine rappresentiamo il prezzo d<text:span text:style-name="T42">el fumetto</text:span> (nel momento in cui è stato effettuato l’acquisto) e <text:span text:style-name="T41">la quantità di copie </text:span><text:span text:style-name="T42">acquistate</text:span><text:span text:style-name="T41">.</text:span></text:p>
      <text:p text:style-name="P40">Una linea d’ordine può essere associata a più sconti rappresentanti gli sconti applicati al momento dell’acquisto.</text:p>
      <text:p text:style-name="P40">La quantità deve essere un intero maggiore di zero.</text:p>
      <text:p text:style-name="P40">Il prezzo deve essere un numero in virgola mobile maggiore o uguale a zero.</text:p>
      <text:p text:style-name="P16"/>
      <text:p text:style-name="P40">Un <text:span text:style-name="T21">carrello</text:span> è associato all’utente a cui esso appartiene ed è identificato da quest’ultimo. <text:span text:style-name="T43">Ogni carrello contiene dei fumetti e deve tenere traccia delle quantità di copie per ognuno di essi.</text:span></text:p>
      <text:p text:style-name="P6"><text:span text:style-name="T2">Per un </text:span><text:span text:style-name="T34">carrello</text:span><text:span text:style-name="T2"> rappresentiamo </text:span><text:span text:style-name="T8">il costo totale dei fumetti che contiene, </text:span><text:span text:style-name="T2">la data di aggiunta alla base di dati e la data in cui è avvenuta l’ultima modifica.</text:span></text:p>
      <text:p text:style-name="P16"/>
      <text:p text:style-name="P43">Un utente può avere una o più liste desideri e può scegliere se vuole ricevere delle notifiche di aggiornamento riguardo i fumetti al suo interno. Ogni lista desideri può contenere dei fumetti.</text:p>
      <text:p text:style-name="P6"><text:span text:style-name="T2">Per una </text:span><text:span text:style-name="T19">lista desideri</text:span><text:span text:style-name="T2"> rappresentiamo </text:span><text:span text:style-name="T9">il nome,</text:span><text:span text:style-name="T2"> la data di aggiunta alla base di dati e la data in cui è avvenuta l’ultima modifica.</text:span></text:p>
      <text:p text:style-name="P55"><text:span text:style-name="T2">Una lista desideri è identificata dal nome e dall’utente proprietario.</text:span></text:p>
      <text:p text:style-name="P16"/>
      <text:p text:style-name="P35">Operazioni sui dati</text:p>
      <text:p text:style-name="P20"/>
      <text:p text:style-name="P21">Distingu<text:span text:style-name="T36">o</text:span> le operazioni indotte da un <text:span text:style-name="T10">utente</text:span> e quelle indotte da un <text:span text:style-name="T10">amministratore</text:span>.</text:p>
      <text:p text:style-name="P22">Utente:</text:p>
      <text:list xml:id="list1700234265" text:style-name="L1">
        <text:list-item>
          <text:p text:style-name="P44"><text:span text:style-name="T32">Operazione 1 (ricerca semplice)</text:span><text:span text:style-name="T22">: stampa tutte le informazioni sulle </text:span><text:span text:style-name="T10">collezioni</text:span><text:span text:style-name="T22"> aventi il nome conforme ad una stringa presa in input. </text:span><text:span text:style-name="T30">[molto frequente]</text:span></text:p>
        </text:list-item>
        <text:list-item>
          <text:p text:style-name="P44"><text:span text:style-name="T32">Operazione 2 (ricerca avanzata)</text:span><text:span text:style-name="T22">: stampa tutte le informazioni sulle </text:span><text:span text:style-name="T10">collezioni</text:span><text:span text:style-name="T22"> contenenti </text:span><text:span text:style-name="T10">fumetti</text:span><text:span text:style-name="T22"> aventi </text:span><text:span text:style-name="T23">scrittore, disegnatore e/o codice ISBN conforme ad una combinazione degli stessi parametri presi in input. </text:span><text:span text:style-name="T30">[molto frequente]</text:span></text:p>
        </text:list-item>
        <text:list-item>
          <text:p text:style-name="P45"><text:soft-page-break/><text:span text:style-name="T32">Operazione 3 (registrazione)</text:span><text:span text:style-name="T22">: inserisc</text:span><text:span text:style-name="T27">e</text:span><text:span text:style-name="T22"> un nuovo </text:span><text:span text:style-name="T10">utente</text:span><text:span text:style-name="T22"> indicando almeno i suoi dati obbligatori (nome, cognome,</text:span><text:span text:style-name="T29">data di nascita,</text:span><text:span text:style-name="T22"> indirizzo e-mail), se presenti si aggiungono anche gli altri dati. </text:span><text:span text:style-name="T27">Inserisce anche un nuovo </text:span><text:span text:style-name="T11">carrello</text:span><text:span text:style-name="T27"> e lo associa all’</text:span><text:span text:style-name="T11">utente</text:span><text:span text:style-name="T27"> appena inserito. </text:span><text:span text:style-name="T30">[poco frequente]</text:span></text:p>
        </text:list-item>
        <text:list-item>
          <text:p text:style-name="P45"><text:span text:style-name="T32">Operazione 4 (aggiun</text:span><text:span text:style-name="T33">ta</text:span><text:span text:style-name="T32"> al carrello)</text:span><text:span text:style-name="T22">: assegna un </text:span><text:span text:style-name="T10">fumetto</text:span><text:span text:style-name="T22"> al </text:span><text:span text:style-name="T10">carrello</text:span><text:span text:style-name="T22"> di un </text:span><text:span text:style-name="T10">utente</text:span><text:span text:style-name="T22">. </text:span><text:span text:style-name="T30">[molto frequente]</text:span></text:p>
        </text:list-item>
        <text:list-item>
          <text:p text:style-name="P46"><text:span text:style-name="T32">Operazione 5 (rim</text:span><text:span text:style-name="T33">ozione </text:span><text:span text:style-name="T32">dal carrello)</text:span><text:span text:style-name="T22">: </text:span><text:span text:style-name="T24">rimuov</text:span><text:span text:style-name="T27">e</text:span><text:span text:style-name="T24"> </text:span><text:span text:style-name="T25">un </text:span><text:span text:style-name="T12">fumetto</text:span><text:span text:style-name="T25"> dal </text:span><text:span text:style-name="T12">carrello</text:span><text:span text:style-name="T25"> di un </text:span><text:span text:style-name="T12">utente</text:span><text:span text:style-name="T25">. </text:span><text:span text:style-name="T30">[molto frequente]</text:span></text:p>
        </text:list-item>
        <text:list-item>
          <text:p text:style-name="P47"><text:span text:style-name="T32">Operazione 6 (acquisto)</text:span><text:span text:style-name="T22">: inserisc</text:span><text:span text:style-name="T28">e</text:span><text:span text:style-name="T22"> un nuovo </text:span><text:span text:style-name="T10">ordine</text:span><text:span text:style-name="T22"> </text:span><text:span text:style-name="T26">indicando tutti i suoi dati: l’</text:span><text:span text:style-name="T13">acquirente</text:span><text:span text:style-name="T26">, i </text:span><text:span text:style-name="T13">fumetti</text:span><text:span text:style-name="T26"> presenti nel suo </text:span><text:span text:style-name="T13">carrello</text:span><text:span text:style-name="T26">, gli eventuali </text:span><text:span text:style-name="T13">sconti</text:span><text:span text:style-name="T26"> ad essi associati </text:span><text:span text:style-name="T31">(</text:span><text:span text:style-name="T37">e le informazioni sul pagamento</text:span><text:span text:style-name="T31">)</text:span><text:span text:style-name="T26">. Vengono rimossi tutti i </text:span><text:span text:style-name="T13">fumetti</text:span><text:span text:style-name="T26"> dal </text:span><text:span text:style-name="T13">carrello</text:span><text:span text:style-name="T26"> dell’</text:span><text:span text:style-name="T13">acquirente</text:span><text:span text:style-name="T26">. </text:span><text:span text:style-name="T30">[frequente]</text:span></text:p>
        </text:list-item>
        <text:list-item>
          <text:p text:style-name="P48"><text:span text:style-name="T32">Operazione 7 (creazione lista)</text:span><text:span text:style-name="T22">: </text:span><text:span text:style-name="T27">inserisce una nuova </text:span><text:span text:style-name="T11">lista desideri</text:span><text:span text:style-name="T27"> e la si associa all’</text:span><text:span text:style-name="T11">utente</text:span><text:span text:style-name="T27">. </text:span><text:span text:style-name="T30">[frequente]</text:span></text:p>
        </text:list-item>
        <text:list-item>
          <text:p text:style-name="P49"><text:span text:style-name="T32">Operazione 8 (eliminazione lista)</text:span><text:span text:style-name="T22">: rimuove una specifica </text:span><text:span text:style-name="T10">lista</text:span><text:span text:style-name="T22"> insieme a tutte le sue relazioni. </text:span><text:span text:style-name="T30">[frequente]</text:span></text:p>
        </text:list-item>
        <text:list-item>
          <text:p text:style-name="P50"><text:span text:style-name="T32">Operazione 9 (aggiunta ad una lista)</text:span><text:span text:style-name="T22">: associa un </text:span><text:span text:style-name="T10">fumetto</text:span><text:span text:style-name="T22"> ad una specifica </text:span><text:span text:style-name="T10">lista</text:span><text:span text:style-name="T22"> dell’</text:span><text:span text:style-name="T10">utente</text:span><text:span text:style-name="T22">. </text:span><text:span text:style-name="T30">[frequente]</text:span></text:p>
        </text:list-item>
        <text:list-item>
          <text:p text:style-name="P50"><text:span text:style-name="T32">Operazione 10 (rimozione da una lista)</text:span><text:span text:style-name="T22">: rimuove un </text:span><text:span text:style-name="T10">fumetto</text:span><text:span text:style-name="T22"> da una specifica </text:span><text:span text:style-name="T10">lista</text:span><text:span text:style-name="T22"> dell’</text:span><text:span text:style-name="T10">utente</text:span><text:span text:style-name="T22">. </text:span><text:span text:style-name="T30">[frequente]</text:span></text:p>
        </text:list-item>
        <text:list-item>
          <text:p text:style-name="P51"><text:span text:style-name="T32">Operazione 11 (modifica informazioni utente)</text:span><text:span text:style-name="T22">: aggiorna tutte o alcune informazioni di un </text:span><text:span text:style-name="T10">utente</text:span><text:span text:style-name="T22">: indirizzo e-mail, numero telefonico, città e/o paese. </text:span><text:span text:style-name="T30">[non frequente]</text:span></text:p>
        </text:list-item>
      </text:list>
      <text:p text:style-name="P25">Amministratore:</text:p>
      <text:list xml:id="list770042466" text:style-name="L2">
        <text:list-item>
          <text:p text:style-name="P52"><text:span text:style-name="T32">Operazione 12 (aggiunta fumetto)</text:span><text:span text:style-name="T22">: inserisce un nuovo </text:span><text:span text:style-name="T10">fumetto</text:span><text:span text:style-name="T22"> indicando tutti i suoi dati ed associandolo ad una </text:span><text:span text:style-name="T10">collezione</text:span><text:span text:style-name="T22">.</text:span></text:p>
        </text:list-item>
        <text:list-item>
          <text:p text:style-name="P53"><text:span text:style-name="T32">Operazione 13 (modifica fumetto)</text:span><text:span text:style-name="T22">: aggiorna alcune informazioni di un </text:span><text:span text:style-name="T10">fumetto</text:span><text:span text:style-name="T22">: prezzo, quantità, immagine, ecc.</text:span></text:p>
        </text:list-item>
        <text:list-item>
          <text:p text:style-name="P53"><text:span text:style-name="T32">Operazione 14 (aggiunta collezione)</text:span><text:span text:style-name="T22">: inserisce una nuova </text:span><text:span text:style-name="T10">collezione</text:span><text:span text:style-name="T22"> indicandone tutti i suoi dati.</text:span></text:p>
        </text:list-item>
        <text:list-item>
          <text:p text:style-name="P53"><text:span text:style-name="T32">Operazione 15 (associa categoria)</text:span><text:span text:style-name="T22">: assegna una </text:span><text:span text:style-name="T10">collezione</text:span><text:span text:style-name="T22"> ad una </text:span><text:span text:style-name="T10">categoria</text:span><text:span text:style-name="T22">.</text:span></text:p>
        </text:list-item>
        <text:list-item>
          <text:p text:style-name="P53"><text:span text:style-name="T32">Operazione 16 (aggiunta sconto)</text:span><text:span text:style-name="T22">: inserisce un nuovo </text:span><text:span text:style-name="T10">sconto</text:span><text:span text:style-name="T22"> indicandone tutti i suoi dati.</text:span></text:p>
        </text:list-item>
        <text:list-item>
          <text:p text:style-name="P53"><text:span text:style-name="T32">Operazione 17 (creazione promozione)</text:span><text:span text:style-name="T22">: assegna uno </text:span><text:span text:style-name="T10">sconto</text:span><text:span text:style-name="T22"> ad un fumetto.</text:span></text:p>
        </text:list-item>
        <text:list-item>
          <text:p text:style-name="P53"><text:span text:style-name="T32">Operazione 18</text:span><text:span text:style-name="T22">: stampa tutti gli </text:span><text:span text:style-name="T10">ordini</text:span><text:span text:style-name="T22"> associati ad un </text:span><text:span text:style-name="T10">utente</text:span><text:span text:style-name="T22"> con nome e cognome dell’utente, data dell’acquisto, totale.</text:span></text:p>
        </text:list-item>
        <text:list-item>
          <text:p text:style-name="P53"><text:span text:style-name="T32">Operazione 19</text:span><text:span text:style-name="T22">: </text:span><text:span text:style-name="T30">stampa tutti i dettagli di un </text:span><text:span text:style-name="T14">ordine</text:span><text:span text:style-name="T30">: </text:span><text:span text:style-name="T14">fumetti</text:span><text:span text:style-name="T30"> presenti nell’</text:span><text:span text:style-name="T14">ordine</text:span><text:span text:style-name="T30"> e </text:span><text:span text:style-name="T14">sconti</text:span><text:span text:style-name="T30"> applicati.</text:span></text:p>
        </text:list-item>
      </text:list>
      <text:p text:style-name="P26"/>
      <text:p text:style-name="P23"><text:span text:style-name="T30">L</text:span><text:span text:style-name="T22">e operazioni indotte dall’amministratore si suppongono di frequenza settimanale o mensile. </text:span><text:span text:style-name="T31">Inoltre sono state omesse tutte quelle operazioni che consistono di query semplici (es: stampare i recapiti di un </text:span><text:span text:style-name="T15">utente</text:span><text:span text:style-name="T31">) e le operazioni che hanno una frequenza bassissima (es: creazione/ rimozione </text:span><text:span text:style-name="T15">categoria</text:span><text:span text:style-name="T31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18:22:53.380737304</meta:creation-date>
    <meta:generator>LibreOffice/7.2.5.2.0$Linux_X86_64 LibreOffice_project/20$Build-2</meta:generator>
    <dc:date>2022-03-25T14:00:11.529577151</dc:date>
    <meta:editing-duration>PT2H35M47S</meta:editing-duration>
    <meta:editing-cycles>23</meta:editing-cycles>
    <meta:document-statistic meta:table-count="1" meta:image-count="0" meta:object-count="0" meta:page-count="3" meta:paragraph-count="100" meta:word-count="1182" meta:character-count="7535" meta:non-whitespace-character-count="6472"/>
  </office:meta>
</office:document-meta>
</file>